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inespaciado" style:master-page-name="MP0" style:family="paragraph">
      <style:paragraph-properties fo:break-before="page" fo:text-align="end" fo:line-height="150%">
        <style:tab-stops>
          <style:tab-stop style:type="center" style:position="2.8715in"/>
          <style:tab-stop style:type="right" style:position="5.7437in"/>
        </style:tab-stops>
      </style:paragraph-properties>
    </style:style>
    <style:style style:name="T11" style:parent-style-name="Fuentedepárrafopredeter." style:family="text">
      <style:text-properties style:font-name-complex="Courier New" fo:font-weight="bold" style:font-weight-asian="bold" fo:color="#000000" fo:font-size="13pt" style:font-size-asian="13pt" style:font-size-complex="13pt" fo:language="es" fo:country="AR" style:language-asian="es" style:country-asian="AR"/>
    </style:style>
    <style:style style:name="T12"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3"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4"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T15"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T16" style:parent-style-name="readonlyattribute"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7"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8" style:parent-style-name="readonlyattribute" style:family="text">
      <style:text-properties style:font-name="Caladea" style:font-name-complex="Microsoft Sans Serif" fo:font-weight="bold" style:font-weight-asian="bold" fo:color="#000000" fo:font-size="14pt" style:font-size-asian="14pt" style:font-size-complex="14pt" fo:language="es" fo:country="AR" style:language-asian="es" style:country-asian="AR"/>
    </style:style>
    <style:style style:name="P19" style:parent-style-name="Sinespaciado" style:family="paragraph">
      <style:paragraph-properties fo:text-align="justify" fo:line-height="150%"/>
    </style:style>
    <style:style style:name="T20"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1"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2"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3"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4" style:parent-style-name="readonlyattribute" style:family="text">
      <style:text-properties style:font-name="Caladea" style:font-name-complex="Courier New" fo:color="#000000" fo:font-size="14pt" style:font-size-asian="14pt" style:font-size-complex="14pt" fo:language="es" fo:country="AR" style:language-asian="es" style:country-asian="AR"/>
    </style:style>
    <style:style style:name="T25"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6" style:parent-style-name="readonlyattribute" style:family="text">
      <style:text-properties style:font-name="Caladea" style:font-name-complex="Courier New" fo:color="#000000" fo:font-size="14pt" style:font-size-asian="14pt" style:font-size-complex="14pt" fo:language="es" fo:country="AR" style:language-asian="es" style:country-asian="AR"/>
    </style:style>
    <style:style style:name="T27" style:parent-style-name="readonlyattribute" style:family="text">
      <style:text-properties style:font-name="Caladea" style:font-name-complex="Courier New" fo:color="#000000" fo:font-size="14pt" style:font-size-asian="14pt" style:font-size-complex="14pt" fo:language="es" fo:country="AR" style:language-asian="es" style:country-asian="AR"/>
    </style:style>
    <style:style style:name="T28"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29"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30"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31"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T32" style:parent-style-name="Fuentedepárrafopredeter." style:family="text">
      <style:text-properties style:font-name="Caladea" style:font-name-complex="Courier New" fo:color="#000000" fo:font-size="14pt" style:font-size-asian="14pt" style:font-size-complex="14pt" fo:language="es" fo:country="AR" style:language-asian="es" style:country-asian="AR"/>
    </style:style>
    <style:style style:name="P33"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4"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5"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6"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37"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office:automatic-styles>
  <office:body>
    <office:text text:use-soft-page-breaks="true">
      <text:p text:style-name="P1"><text:span text:style-name="T11"><text:tab/></text:span><text:span text:style-name="T12">CUMPLIMIENTO INSTANCIA PREVIA DE MEDIACIÓN</text:span></text:p>
      <text:p text:style-name="P13"><text:span text:style-name="T14">Actuación TICKET Nº<text:s/></text:span><text:span text:style-name="T15"><text:s/></text:span><text:span text:style-name="T16">{{TICKET}}</text:span></text:p>
      <text:p text:style-name="P17"><text:span text:style-name="T18"><text:s/></text:span></text:p>
      <text:p text:style-name="P19"><text:span text:style-name="T20">En la ciudad de Mendoza, a los<text:s/></text:span><text:span text:style-name="T21">{{FECHA_CERTIFICADO}}</text:span><text:span text:style-name="T22">, en Ticket iniciado por<text:s/></text:span><text:span text:style-name="T23">{{NOMBRE_SOLICITANTE}}</text:span><text:span text:style-name="T24">, <text:s/></text:span><text:span text:style-name="T25">D.N.I.<text:s/></text:span><text:span text:style-name="T26">{{DNI_SOLICITANTE}}</text:span><text:span text:style-name="T27">,<text:s/></text:span><text:span text:style-name="T28">se deja constancia que la parte requirente solicita el acta de cierre de la etapa previa de mediación con respecto a <text:s/></text:span><text:span text:style-name="T29">{{NOMBRE_PERSONA}}</text:span><text:span text:style-name="T30">, DNI<text:s/></text:span><text:span text:style-name="T31">{{DNI_PERSONA}}</text:span><text:span text:style-name="T32">.</text:span></text:p>
      <text:p text:style-name="P33">Por lo expuesto y teniendo en cuenta la voluntariedad que caracteriza el proceso de la mediación, se da por cumplida la etapa previa de la Ley Provincial 9120 (art. 25 inc. e). Se labra el presente como documento habilitante para el inicio de la instancia judicial</text:p>
      <text:p text:style-name="P34"/>
      <text:p text:style-name="P35">Firma.<text:s/>{{AUTORIDAD_FIRMANTE}}.</text:p>
      <text:p text:style-name="P36">Firmado digitalmente en PDF (ver panel de firmas)</text:p>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background-fill draw:fill="solid"/>
      </style:paragraph-properties>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style:line-height-at-least="0.2166in"/>
      <style:text-properties style:font-name="Courier" style:font-name-asian="Courier" style:font-name-complex="Courier" fo:font-weight="bold" style:font-weight-asian="bold" style:font-weight-complex="normal"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Standard" style:display-name="Standard" style:family="paragraph">
      <style:paragraph-properties fo:text-align="center" style:vertical-align="baseline" style:line-height-at-least="0.1666in"/>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true"/>
    </style:style>
    <style:style style:name="Heading" style:display-name="Heading" style:family="paragraph" style:parent-style-name="Standard" style:next-style-name="Textbody">
      <style:paragraph-properties fo:widows="0" fo:orphans="0" style:text-autospace="none" fo:line-height="150%"/>
      <style:text-properties style:font-name="Roman 10cpi" style:font-name-asian="Roman 10cpi" style:font-name-complex="Roman 10cpi" fo:font-weight="bold" style:font-weight-asian="bold" fo:color="#000000" fo:letter-spacing="normal" fo:language="en" fo:country="US" fo:hyphenate="true"/>
    </style:style>
    <style:style style:name="Textbody" style:display-name="Text body" style:family="paragraph" style:parent-style-name="Standard">
      <style:paragraph-properties fo:widows="0" fo:orphans="0" style:text-autospace="none" fo:text-align="justify" fo:line-height="100%"/>
      <style:text-properties style:font-name="Arial" style:font-name-asian="Arial" style:font-name-complex="Arial" style:font-weight-complex="normal" fo:letter-spacing="normal" fo:language="en" fo:country="US" fo:hyphenate="true"/>
    </style:style>
    <style:style style:name="Lista" style:display-name="Lista" style:family="paragraph" style:parent-style-name="Textbody">
      <style:text-properties fo:hyphenate="tru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Arial" fo:hyphenate="true"/>
    </style:style>
    <style:style style:name="Encabezado" style:display-name="Encabezado" style:family="paragraph" style:parent-style-name="Standard">
      <style:text-properties fo:hyphenate="true"/>
    </style:style>
    <style:style style:name="Piedepágina" style:display-name="Pie de página" style:family="paragraph" style:parent-style-name="Standard">
      <style:text-properties fo:hyphenate="true"/>
    </style:style>
    <style:style style:name="Textodeglobo" style:display-name="Texto de globo" style:family="paragraph" style:parent-style-name="Standard">
      <style:paragraph-properties fo:line-height="100%"/>
      <style:text-properties style:font-name="Segoe UI" style:font-name-asian="Segoe UI" style:font-name-complex="Segoe UI" fo:font-size="9pt" style:font-size-asian="9pt" style:font-size-complex="9pt" fo:hyphenate="true"/>
    </style:style>
    <style:style style:name="NormalWeb" style:display-name="Normal (Web)" style:family="paragraph" style:parent-style-name="Standard">
      <style:paragraph-properties fo:text-align="start" fo:margin-top="0.1944in" fo:margin-bottom="0.1944in" fo:line-height="100%"/>
      <style:text-properties style:font-weight-complex="normal" fo:letter-spacing="normal" fo:hyphenate="true"/>
    </style:style>
    <style:style style:name="Subtítulo" style:display-name="Subtítulo" style:family="paragraph" style:parent-style-name="Standard" style:next-style-name="Textbody">
      <style:paragraph-properties fo:widows="0" fo:orphans="0" style:text-autospace="none" fo:line-height="100%"/>
      <style:text-properties style:font-name="Arial" style:font-name-asian="Arial" style:font-name-complex="Arial" fo:font-weight="bold" style:font-weight-asian="bold" fo:letter-spacing="normal" fo:language="en" fo:country="US" fo:hyphenate="true"/>
    </style:style>
    <style:style style:name="Sinespaciado" style:display-name="Sin espaciado" style:family="paragraph">
      <style:paragraph-properties fo:text-align="center" style:vertical-align="baseline"/>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false"/>
    </style:style>
    <style:style style:name="TextodegloboCar" style:display-name="Texto de globo Car" style:family="text">
      <style:text-properties style:font-name="Segoe UI" style:font-name-asian="Segoe UI" style:font-name-complex="Segoe UI" style:font-weight-complex="bold" fo:letter-spacing="-0.002in" fo:font-size="9pt" style:font-size-asian="9pt" style:font-size-complex="9pt" fo:language="es" fo:country="ES"/>
    </style:style>
    <style:style style:name="TextoindependienteCar" style:display-name="Texto independiente Car" style:family="text">
      <style:text-properties style:font-name="Arial" style:font-name-asian="Arial" style:font-name-complex="Arial" fo:font-size="12pt" style:font-size-asian="12pt" style:font-size-complex="12pt" fo:language="en" fo:country="US"/>
    </style:style>
    <style:style style:name="SubtítuloCar" style:display-name="Subtítulo Car" style:family="text">
      <style:text-properties style:font-name="Arial" style:font-name-asian="Arial" style:font-name-complex="Arial" fo:font-weight="bold" style:font-weight-asian="bold" style:font-weight-complex="bold" fo:font-size="12pt" style:font-size-asian="12pt" style:font-size-complex="12pt" fo:language="en" fo:country="US"/>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TítuloCar" style:display-name="Título Car" style:family="text">
      <style:text-properties style:font-name="Roman 10cpi" style:font-name-asian="Times New Roman" style:font-name-complex="Roman 10cpi" fo:font-weight="bold" style:font-weight-asian="bold" style:font-weight-complex="bold" fo:color="#000000" fo:font-size="12pt" style:font-size-asian="12pt" style:font-size-complex="12pt" fo:language="en" fo:country="US"/>
    </style:style>
    <style:style style:name="readonlyattribute" style:display-name="readonlyattribut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4in" style:print-orientation="portrait" fo:margin-top="0.3937in" fo:margin-left="1.9687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7875in"/>
      </style:footer-style>
    </style:page-layout>
    <style:style style:name="P2" style:parent-style-name="Encabezado" style:family="paragraph">
      <style:paragraph-properties fo:line-height="100%">
        <style:tab-stops>
          <style:tab-stop style:type="left" style:position="-0.5in"/>
        </style:tab-stops>
      </style:paragraph-properties>
      <style:text-properties fo:hyphenate="false"/>
    </style:style>
    <style:style style:name="T3" style:parent-style-name="Fuentedepárrafopredeter." style:family="text">
      <style:text-properties fo:font-size="10pt" style:font-size-asian="10pt"/>
    </style:style>
    <style:style style:name="P4"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5"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6"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7"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8" style:parent-style-name="Encabezado" style:family="paragraph">
      <style:paragraph-properties fo:line-height="100%">
        <style:tab-stops>
          <style:tab-stop style:type="left" style:position="-0.5in"/>
        </style:tab-stops>
      </style:paragraph-properties>
      <style:text-properties fo:hyphenate="false"/>
    </style:style>
    <style:style style:name="P9" style:parent-style-name="Standard" style:family="paragraph">
      <style:paragraph-properties fo:margin-top="0.0972in" fo:line-height="0.0694in"/>
      <style:text-properties fo:font-size="5pt" style:font-size-asian="5pt" style:font-size-complex="5pt"/>
    </style:style>
    <style:style style:name="P10" style:parent-style-name="Standard" style:family="paragraph">
      <style:paragraph-properties fo:text-align="justify" style:line-height-at-least="0.2166in">
        <style:tab-stops>
          <style:tab-stop style:type="right" style:position="6.2979in"/>
        </style:tab-stops>
      </style:paragraph-properties>
      <style:text-properties fo:hyphenate="false"/>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style-name="a0" draw:name="Imagen1" text:anchor-type="as-char" svg:x="0in" svg:y="0in" svg:width="3.95486in" svg:height="1.02569in" style:rel-width="scale" style:rel-height="scale"><draw:image xlink:href="media/image1.png" xlink:type="simple" xlink:show="embed" xlink:actuate="onLoad"/><svg:title/><svg:desc/></draw:frame></text:span></text:p>
        <text:p text:style-name="P4"/>
        <text:p text:style-name="P5"/>
        <text:p text:style-name="P6"/>
        <text:p text:style-name="P7"/>
        <text:p text:style-name="P8"/>
      </style:header>
      <style:header-left>
        <text:p text:style-name="Encabezado"/>
      </style:header-left>
      <style:footer>
        <text:p text:style-name="P9"/>
        <text:p text:style-name="P10"><text:tab/></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Renzo Andres Bloise</meta:initial-creator>
    <dc:creator>Renzo Bloise</dc:creator>
    <meta:creation-date>2025-03-16T23:21:00Z</meta:creation-date>
    <dc:date>2025-03-16T23:21:00Z</dc:date>
    <meta:template xlink:href="Normal" xlink:type="simple"/>
    <meta:editing-cycles>2</meta:editing-cycles>
    <meta:editing-duration>PT0S</meta:editing-duration>
    <meta:document-statistic meta:page-count="1" meta:paragraph-count="1" meta:word-count="110" meta:character-count="714" meta:row-count="5" meta:non-whitespace-character-count="605"/>
  </office:meta>
</office:document-meta>
</file>